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40000011C6BBE49B707400A3A.png" manifest:media-type="image/png"/>
  <manifest:file-entry manifest:full-path="Pictures/10000201000002880000015654A1EC7FBFBA6BE9.png" manifest:media-type="image/png"/>
  <manifest:file-entry manifest:full-path="Pictures/1000020100000359000002F7CADEE6C91016CC6C.png" manifest:media-type="image/png"/>
  <manifest:file-entry manifest:full-path="Pictures/10000201000002B200000237992C5AFEE9C1693E.png" manifest:media-type="image/png"/>
  <manifest:file-entry manifest:full-path="Pictures/1000020100000391000000D390434F32D39D93D0.png" manifest:media-type="image/png"/>
  <manifest:file-entry manifest:full-path="Pictures/10000201000003530000029BE950D92FF9644ACF.png" manifest:media-type="image/png"/>
  <manifest:file-entry manifest:full-path="Pictures/1000020100000332000002646D709EC4434FD9A3.png" manifest:media-type="image/png"/>
  <manifest:file-entry manifest:full-path="Pictures/10000201000003560000027A98BAAD177833A186.png" manifest:media-type="image/png"/>
  <manifest:file-entry manifest:full-path="Pictures/1000020100000289000002B7578F6CE35672AE2A.png" manifest:media-type="image/png"/>
  <manifest:file-entry manifest:full-path="Pictures/10000201000004240000029F06ABC27EA64576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da5" officeooo:paragraph-rsid="00047d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MS QUERY</text:p>
      <text:p text:style-name="P1"/>
      <text:p text:style-name="P1"/>
      <text:p text:style-name="P1"/>
      <text:p text:style-name="P1"><draw:frame draw:style-name="fr1" draw:name="Image1" text:anchor-type="char" svg:width="6.6929in" svg:height="5.9272in" draw:z-index="0"><draw:image xlink:href="Pictures/1000020100000359000002F7CADEE6C91016CC6C.png" xlink:type="simple" xlink:show="embed" xlink:actuate="onLoad" draw:mime-type="image/png"/></draw:frame></text:p>
      <text:p text:style-name="P1"/>
      <text:p text:style-name="P1"><draw:frame draw:style-name="fr1" draw:name="Image2" text:anchor-type="char" svg:width="6.6929in" svg:height="3.5327in" draw:z-index="1"><draw:image xlink:href="Pictures/10000201000002880000015654A1EC7FBFBA6BE9.png" xlink:type="simple" xlink:show="embed" xlink:actuate="onLoad" draw:mime-type="image/png"/></draw:frame><text:soft-page-break/></text:p>
      <text:p text:style-name="P1"/>
      <text:p text:style-name="P1"><draw:frame draw:style-name="fr1" draw:name="Image3" text:anchor-type="char" svg:width="6.6929in" svg:height="5.2453in" draw:z-index="2"><draw:image xlink:href="Pictures/10000201000003530000029BE950D92FF9644AC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4" text:anchor-type="char" svg:width="6.6929in" svg:height="1.5465in" draw:z-index="3"><draw:image xlink:href="Pictures/1000020100000391000000D390434F32D39D93D0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5" text:anchor-type="char" svg:width="6.6929in" svg:height="2.189in" draw:z-index="4"><draw:image xlink:href="Pictures/10000201000003640000011C6BBE49B707400A3A.png" xlink:type="simple" xlink:show="embed" xlink:actuate="onLoad" draw:mime-type="image/png"/></draw:frame></text:p>
      <text:p text:style-name="P1"/>
      <text:p text:style-name="P1"><draw:frame draw:style-name="fr1" draw:name="Image6" text:anchor-type="char" svg:width="6.6929in" svg:height="5.0075in" draw:z-index="5"><draw:image xlink:href="Pictures/1000020100000332000002646D709EC4434FD9A3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7" text:anchor-type="char" svg:width="6.6929in" svg:height="4.9689in" draw:z-index="6"><draw:image xlink:href="Pictures/10000201000003560000027A98BAAD177833A186.png" xlink:type="simple" xlink:show="embed" xlink:actuate="onLoad" draw:mime-type="image/png"/></draw:frame><draw:frame draw:style-name="fr2" draw:name="Image8" text:anchor-type="char" svg:x="-0.0398in" svg:y="5.1598in" svg:width="6.6929in" svg:height="5.5in" draw:z-index="7"><draw:image xlink:href="Pictures/10000201000002B200000237992C5AFEE9C1693E.png" xlink:type="simple" xlink:show="embed" xlink:actuate="onLoad" draw:mime-type="image/png"/></draw:frame></text:p>
      <text:p text:style-name="P1"><text:soft-page-break/></text:p>
      <text:p text:style-name="P1"><draw:frame draw:style-name="fr1" draw:name="Image9" text:anchor-type="char" svg:width="6.6929in" svg:height="7.1673in" draw:z-index="8"><draw:image xlink:href="Pictures/1000020100000289000002B7578F6CE35672AE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0" text:anchor-type="char" svg:width="6.6929in" svg:height="4.2362in" draw:z-index="9"><draw:image xlink:href="Pictures/10000201000004240000029F06ABC27EA64576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2T10:32:31.350000000</dc:date>
    <meta:editing-duration>PT4M39S</meta:editing-duration>
    <meta:editing-cycles>3</meta:editing-cycles>
    <meta:document-statistic meta:table-count="0" meta:image-count="10" meta:object-count="0" meta:page-count="6" meta:paragraph-count="1" meta:word-count="2" meta:character-count="10" meta:non-whitespace-character-count="9"/>
  </office:meta>
</office:document-meta>
</file>